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Utils.getFactory( ServletContext servletContext , Class factoryType , Factory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actoryUtils.getFactory( ServletContext servletContext , PageFlowFactoryConfig factoryBean , Class factory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